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669933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717cm"/>
    </style:style>
    <style:style style:name="gr7" style:family="graphic" style:parent-style-name="objectwithoutfill">
      <style:graphic-properties draw:stroke="dash" draw:stroke-dash="Fine_20_Dashed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color="#cccccc"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color="#ffffff" fo:font-weight="bold" style:font-weight-asian="bold" style:font-weight-complex="bold"/>
    </style:style>
    <style:style style:name="P2" style:family="paragraph">
      <style:paragraph-properties fo:text-align="center"/>
      <style:text-properties fo:color="#ffffff" fo:font-size="10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2pt" style:font-size-complex="12pt"/>
    </style:style>
    <style:style style:name="P5" style:family="paragraph">
      <style:text-properties fo:color="#666666" style:font-name="Ubuntu Medium" fo:font-weight="bold" style:font-weight-asian="bold" style:font-weight-complex="bold"/>
    </style:style>
    <style:style style:name="P6" style:family="paragraph">
      <style:paragraph-properties fo:text-align="center"/>
      <style:text-properties fo:color="#666666" style:font-name="Ubuntu Medium" fo:font-weight="bold" style:font-weight-asian="bold" style:font-weight-complex="bold"/>
    </style:style>
    <style:style style:name="P7" style:family="paragraph">
      <style:paragraph-properties fo:text-align="center"/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P8" style:family="paragraph">
      <style:paragraph-properties fo:text-align="center"/>
      <style:text-properties fo:font-size="10pt"/>
    </style:style>
    <style:style style:name="P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1" style:family="paragraph">
      <style:paragraph-properties fo:text-align="justify"/>
      <style:text-properties fo:font-size="10pt"/>
    </style:style>
    <style:style style:name="T1" style:family="text">
      <style:text-properties fo:color="#ffffff" fo:font-size="10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color="#666666" style:font-name="Ubuntu Medium" fo:font-weight="bold" style:font-weight-asian="bold" style:font-weight-complex="bold"/>
    </style:style>
    <style:style style:name="T4" style:family="text">
      <style:text-properties fo:color="#666666" style:font-name="Ubuntu Medium" fo:font-size="24pt" style:text-underline-style="none" fo:font-weight="normal" style:font-size-asian="24pt" style:font-weight-asian="normal" style:font-size-complex="24pt" style:font-weight-complex="normal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7" draw:id="id7" draw:layer="layout" svg:width="2.136cm" svg:height="0.87cm" svg:x="23.342cm" svg:y="13.73cm">
          <text:p text:style-name="P1"><text:span text:style-name="T1">buil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8" draw:id="id8" draw:layer="layout" svg:width="2.136cm" svg:height="0.871cm" svg:x="23.342cm" svg:y="12.067cm">
          <text:p text:style-name="P1"><text:span text:style-name="T1">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0" draw:id="id10" draw:layer="layout" svg:width="2.138cm" svg:height="0.871cm" svg:x="15.657cm" svg:y="6.837cm">
          <text:p text:style-name="P1"><text:span text:style-name="T1">ut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6" draw:id="id6" draw:layer="layout" svg:width="2.138cm" svg:height="0.871cm" svg:x="15.657cm" svg:y="8.42cm">
          <text:p text:style-name="P1"><text:span text:style-name="T1">valid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5" draw:id="id5" draw:layer="layout" svg:width="2.136cm" svg:height="0.871cm" svg:x="12.364cm" svg:y="8.429cm">
          <text:p text:style-name="P3"><text:span text:style-name="T2">confi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2.136cm" svg:height="0.871cm" svg:x="2.742cm" svg:y="8.42cm">
          <text:p text:style-name="P3"><text:span text:style-name="T2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2.136cm" svg:height="0.871cm" svg:x="8.354cm" svg:y="7.47cm">
          <text:p text:style-name="P3"><text:span text:style-name="T2">monitor</text:span><text:span text:style-name="T2"><text:line-break/></text:span><text:span text:style-name="T2">-sen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3" draw:id="id3" draw:layer="layout" svg:width="2.136cm" svg:height="0.87cm" svg:x="8.354cm" svg:y="12.536cm">
          <text:p text:style-name="P3"><text:span text:style-name="T2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1" draw:id="id1" draw:layer="layout" svg:width="2.137cm" svg:height="0.87cm" svg:x="1cm" svg:y="4.7cm">
          <text:p text:style-name="P3"><text:span text:style-name="T2">alinex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8cm" svg:height="0.967cm" svg:x="0.9cm" svg:y="3.333cm">
          <draw:text-box>
            <text:p text:style-name="P3"><text:span text:style-name="T3">System / App</text:span></text:p>
          </draw:text-box>
        </draw:frame>
        <draw:frame draw:style-name="gr5" draw:text-style-name="P6" draw:layer="layout" svg:width="15.5cm" svg:height="0.967cm" svg:x="7.3cm" svg:y="3.301cm">
          <draw:text-box>
            <text:p text:style-name="P3"><text:span text:style-name="T3">Modules</text:span></text:p>
          </draw:text-box>
        </draw:frame>
        <draw:frame draw:style-name="gr6" draw:text-style-name="P6" draw:layer="layout" svg:width="5.591cm" svg:height="0.967cm" svg:x="23.1cm" svg:y="10.5cm">
          <draw:text-box>
            <text:p text:style-name="P3"><text:span text:style-name="T3">Development</text:span></text:p>
          </draw:text-box>
        </draw:frame>
        <draw:line draw:style-name="gr7" draw:text-style-name="P3" draw:layer="layout" svg:x1="7cm" svg:y1="3.4cm" svg:x2="7cm" svg:y2="20cm">
          <text:p/>
        </draw:line>
        <draw:line draw:style-name="gr7" draw:text-style-name="P3" draw:layer="layout" svg:x1="22.8cm" svg:y1="3.4cm" svg:x2="22.8cm" svg:y2="19cm">
          <text:p/>
        </draw:line>
        <draw:frame draw:style-name="gr8" draw:text-style-name="P7" draw:layer="layout" svg:width="27.7cm" svg:height="1.7cm" svg:x="1cm" svg:y="1cm">
          <draw:text-box>
            <text:p text:style-name="P3"><text:span text:style-name="T4">Packages of the Alinex Universe</text:span></text:p>
          </draw:text-box>
        </draw:frame>
        <draw:connector draw:style-name="gr9" draw:text-style-name="P8" draw:layer="layout" draw:type="curve" svg:x1="2.068cm" svg:y1="5.57cm" svg:x2="2.742cm" svg:y2="8.855cm" draw:start-shape="id1" draw:start-glue-point="2" draw:end-shape="id2" draw:end-glue-point="3" svg:d="M2068 5570c0 2190 224 3285 674 3285" svg:viewBox="0 0 675 3286">
          <text:p/>
        </draw:connector>
        <draw:connector draw:style-name="gr10" draw:text-style-name="P8" draw:layer="layout" draw:type="curve" svg:x1="4.878cm" svg:y1="8.855cm" svg:x2="8.354cm" svg:y2="12.971cm" draw:start-shape="id2" draw:start-glue-point="1" draw:end-shape="id3" draw:end-glue-point="3" svg:d="M4878 8855c2607 0 869 4116 3476 4116" svg:viewBox="0 0 3477 4117">
          <text:p/>
        </draw:connector>
        <draw:connector draw:style-name="gr10" draw:text-style-name="P8" draw:layer="layout" draw:type="curve" svg:x1="4.878cm" svg:y1="8.855cm" svg:x2="8.354cm" svg:y2="7.905cm" draw:start-shape="id2" draw:start-glue-point="1" draw:end-shape="id4" draw:end-glue-point="3" svg:d="M4878 8855c2607 0 869-950 3476-950" svg:viewBox="0 0 3477 951">
          <text:p/>
        </draw:connector>
        <draw:connector draw:style-name="gr10" draw:text-style-name="P8" draw:layer="layout" draw:type="curve" svg:x1="10.49cm" svg:y1="7.905cm" svg:x2="12.364cm" svg:y2="8.864cm" draw:start-shape="id4" draw:start-glue-point="1" draw:end-shape="id5" draw:end-glue-point="3" svg:d="M10490 7905c1405 0 469 959 1874 959" svg:viewBox="0 0 1875 960">
          <text:p/>
        </draw:connector>
        <draw:connector draw:style-name="gr10" draw:text-style-name="P8" draw:layer="layout" draw:type="curve" svg:x1="14.5cm" svg:y1="8.864cm" svg:x2="15.657cm" svg:y2="8.855cm" draw:start-shape="id5" draw:start-glue-point="1" draw:end-shape="id6" draw:end-glue-point="3" svg:d="M14500 8864c868 0 290-9 1157-9" svg:viewBox="0 0 1158 10">
          <text:p/>
        </draw:connector>
        <draw:connector draw:style-name="gr11" draw:text-style-name="P8" draw:layer="layout" draw:type="curve" svg:x1="22.229cm" svg:y1="14.189cm" svg:x2="23.357cm" svg:y2="14.165cm" svg:d="M22229 14189c594 0 30-24 1128-24" svg:viewBox="0 0 1129 25">
          <text:p/>
        </draw:connector>
        <draw:connector draw:style-name="gr11" draw:text-style-name="P8" draw:layer="layout" draw:type="curve" svg:x1="24.41cm" svg:y1="13.73cm" svg:x2="24.41cm" svg:y2="12.938cm" draw:start-shape="id7" draw:start-glue-point="0" draw:end-shape="id8" draw:end-glue-point="2" svg:d="M24410 13730v-792" svg:viewBox="0 0 1 793">
          <text:p/>
        </draw:connector>
        <draw:custom-shape draw:style-name="gr4" draw:text-style-name="P9" draw:layer="layout" svg:width="1.9cm" svg:height="0.7cm" svg:x="16.2cm" svg:y="19.2cm">
          <text:p text:style-name="P3"><text:span text:style-name="T5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9" draw:layer="layout" svg:width="1.9cm" svg:height="0.7cm" svg:x="18.3cm" svg:y="19.2cm">
          <text:p text:style-name="P3"><text:span text:style-name="T5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9" draw:layer="layout" svg:width="1.9cm" svg:height="0.7cm" svg:x="22.5cm" svg:y="19.2cm">
          <text:p text:style-name="P3"><text:span text:style-name="T5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0" draw:layer="layout" svg:width="1.9cm" svg:height="0.7cm" svg:x="24.6cm" svg:y="19.2cm">
          <text:p text:style-name="P3"><text:span text:style-name="T6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draw:layer="layout" svg:width="1.9cm" svg:height="0.7cm" svg:x="20.4cm" svg:y="19.2cm">
          <text:p text:style-name="P3"><text:span text:style-name="T5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xml:id="id9" draw:id="id9" draw:layer="layout" svg:width="2.138cm" svg:height="0.87cm" svg:x="15.657cm" svg:y="10.003cm">
          <text:p text:style-name="P3"><text:span text:style-name="T2">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4.5cm" svg:y1="8.864cm" svg:x2="15.657cm" svg:y2="10.438cm" draw:start-shape="id5" draw:start-glue-point="1" draw:end-shape="id9" draw:end-glue-point="3" svg:d="M14500 8864c868 0 290 1574 1157 1574" svg:viewBox="0 0 1158 1575">
          <text:p/>
        </draw:connector>
        <draw:connector draw:style-name="gr10" draw:text-style-name="P8" draw:layer="layout" draw:type="curve" svg:x1="4.878cm" svg:y1="8.855cm" svg:x2="12.364cm" svg:y2="8.864cm" draw:start-shape="id2" draw:start-glue-point="1" draw:end-shape="id5" draw:end-glue-point="3" svg:d="M4878 8855c5614 0 1872 9 7486 9" svg:viewBox="0 0 7487 10">
          <text:p/>
        </draw:connector>
        <draw:connector draw:style-name="gr10" draw:text-style-name="P8" draw:layer="layout" draw:type="curve" svg:x1="10.49cm" svg:y1="7.905cm" svg:x2="15.657cm" svg:y2="7.272cm" draw:start-shape="id4" draw:start-glue-point="1" draw:end-shape="id10" draw:end-glue-point="3" svg:d="M10490 7905c3876 0 1293-633 5167-633" svg:viewBox="0 0 5168 634">
          <text:p/>
        </draw:connector>
        <draw:connector draw:style-name="gr10" draw:text-style-name="P8" draw:layer="layout" draw:type="curve" svg:x1="10.49cm" svg:y1="12.971cm" svg:x2="12.364cm" svg:y2="8.864cm" draw:start-shape="id3" draw:start-glue-point="1" draw:end-shape="id5" draw:end-glue-point="3" svg:d="M10490 12971c1405 0 469-4107 1874-4107" svg:viewBox="0 0 1875 4108">
          <text:p/>
        </draw:connector>
        <draw:connector draw:style-name="gr10" draw:text-style-name="P8" draw:layer="layout" draw:type="curve" svg:x1="16.726cm" svg:y1="8.42cm" svg:x2="16.726cm" svg:y2="7.708cm" draw:start-shape="id6" draw:start-glue-point="0" draw:end-shape="id10" draw:end-glue-point="2" svg:d="M16726 8420v-712" svg:viewBox="0 0 1 713">
          <text:p/>
        </draw:connector>
        <draw:line draw:style-name="gr14" draw:text-style-name="P3" draw:layer="layout" svg:x1="3.5cm" svg:y1="2.3cm" svg:x2="25cm" svg:y2="2.3cm">
          <text:p/>
        </draw:line>
        <draw:custom-shape draw:style-name="gr4" draw:text-style-name="P4" xml:id="id11" draw:id="id11" draw:layer="layout" svg:width="2.136cm" svg:height="0.87cm" svg:x="2.742cm" svg:y="12.536cm">
          <text:p text:style-name="P3"><text:span text:style-name="T2">dbadm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4.878cm" svg:y1="12.971cm" svg:x2="8.354cm" svg:y2="12.971cm" draw:start-shape="id11" draw:start-glue-point="1" draw:end-shape="id3" draw:end-glue-point="3" svg:d="M4878 12971h3476" svg:viewBox="0 0 3477 1">
          <text:p/>
        </draw:connector>
        <draw:connector draw:style-name="gr15" draw:text-style-name="P8" draw:layer="layout" draw:type="curve" svg:x1="2.068cm" svg:y1="5.57cm" svg:x2="2.742cm" svg:y2="12.971cm" draw:start-shape="id1" draw:start-glue-point="2" draw:end-shape="id11" draw:end-glue-point="3" svg:d="M2068 5570c0 4934 224 7401 674 7401" svg:viewBox="0 0 675 7402">
          <text:p/>
        </draw:connector>
        <draw:connector draw:style-name="gr10" draw:text-style-name="P8" draw:layer="layout" draw:type="curve" svg:x1="4.878cm" svg:y1="12.971cm" svg:x2="12.364cm" svg:y2="8.864cm" draw:start-shape="id11" draw:start-glue-point="1" draw:end-shape="id5" draw:end-glue-point="3" svg:d="M4878 12971c5614 0 1872-4107 7486-4107" svg:viewBox="0 0 7487 4108">
          <text:p/>
        </draw:connector>
        <draw:connector draw:style-name="gr10" draw:text-style-name="P8" draw:layer="layout" draw:type="curve" svg:x1="16.726cm" svg:y1="9.291cm" svg:x2="16.726cm" svg:y2="10.003cm" draw:start-shape="id6" draw:end-shape="id9" draw:end-glue-point="0" svg:d="M16726 9291v712" svg:viewBox="0 0 1 713">
          <text:p/>
        </draw:connector>
        <draw:custom-shape draw:style-name="gr2" draw:text-style-name="P4" xml:id="id30" draw:id="id30" draw:layer="layout" svg:width="2.138cm" svg:height="0.87cm" svg:x="12.362cm" svg:y="10.5cm">
          <text:p text:style-name="P3"><text:span text:style-name="T2">spa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9" draw:layer="layout" svg:width="1.9cm" svg:height="0.7cm" svg:x="26.701cm" svg:y="19.201cm">
          <text:p text:style-name="P3"><text:span text:style-name="T5">3rd par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4" xml:id="id12" draw:id="id12" draw:layer="layout" svg:width="2.137cm" svg:height="0.871cm" svg:x="12.404cm" svg:y="5.808cm">
          <text:p text:style-name="P3"><text:span text:style-name="T2">requ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0.49cm" svg:y1="7.905cm" svg:x2="12.404cm" svg:y2="6.243cm" draw:start-shape="id4" draw:start-glue-point="1" draw:end-shape="id12" draw:end-glue-point="3" svg:d="M10490 7905c1435 0 479-1662 1914-1662" svg:viewBox="0 0 1915 1663">
          <text:p/>
        </draw:connector>
        <draw:custom-shape draw:style-name="gr16" draw:text-style-name="P4" xml:id="id13" draw:id="id13" draw:layer="layout" svg:width="2.136cm" svg:height="0.87cm" svg:x="15.664cm" svg:y="12.5cm">
          <text:p text:style-name="P3"><text:span text:style-name="T2">exp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10.49cm" svg:y1="12.971cm" svg:x2="15.664cm" svg:y2="12.935cm" draw:start-shape="id3" draw:start-glue-point="1" draw:end-shape="id13" draw:end-glue-point="3" svg:d="M10490 12971c3880 0 1294-36 5174-36" svg:viewBox="0 0 5175 37">
          <text:p/>
        </draw:connector>
        <draw:custom-shape draw:style-name="gr16" draw:text-style-name="P4" draw:layer="layout" svg:width="2.137cm" svg:height="0.871cm" svg:x="23.762cm" svg:y="4.854cm">
          <text:p text:style-name="P3"><text:span text:style-name="T2">debu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5.8cm" svg:height="0.967cm" svg:x="22.8cm" svg:y="3.403cm">
          <draw:text-box>
            <text:p text:style-name="P3"><text:span text:style-name="T3">General</text:span></text:p>
          </draw:text-box>
        </draw:frame>
        <draw:custom-shape draw:style-name="gr16" draw:text-style-name="P4" draw:layer="layout" svg:width="2.137cm" svg:height="0.87cm" svg:x="23.762cm" svg:y="5.883cm">
          <text:p text:style-name="P3"><text:span text:style-name="T2">chal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15" draw:id="id15" draw:layer="layout" svg:width="2.138cm" svg:height="0.87cm" svg:x="26.6cm" svg:y="6.93cm">
          <text:p text:style-name="P3"><text:span text:style-name="T2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2.1cm" svg:y1="5.342cm" svg:x2="23.787cm" svg:y2="5.319cm" svg:d="M22100 5342c1265 0 423-23 1687-23" svg:viewBox="0 0 1688 24">
          <text:p/>
        </draw:connector>
        <draw:connector draw:style-name="gr11" draw:text-style-name="P11" draw:layer="layout" draw:type="curve" svg:x1="22.1cm" svg:y1="6.361cm" svg:x2="23.787cm" svg:y2="6.337cm" svg:d="M22100 6361c1265 0 423-24 1687-24" svg:viewBox="0 0 1688 25">
          <text:p/>
        </draw:connector>
        <draw:connector draw:style-name="gr11" draw:text-style-name="P11" draw:layer="layout" draw:type="curve" svg:x1="25.852cm" svg:y1="7.364cm" svg:x2="26.6cm" svg:y2="7.365cm" draw:start-shape="id14" draw:start-glue-point="1" draw:end-shape="id15" draw:end-glue-point="3" svg:d="M25852 7364c561 0 187 1 748 1" svg:viewBox="0 0 749 2">
          <text:p/>
        </draw:connector>
        <draw:custom-shape draw:style-name="gr16" draw:text-style-name="P4" xml:id="id16" draw:id="id16" draw:layer="layout" svg:width="2.136cm" svg:height="0.871cm" svg:x="8.354cm" svg:y="9.844cm">
          <text:p text:style-name="P3"><text:span text:style-name="T2">yar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4.878cm" svg:y1="8.855cm" svg:x2="8.354cm" svg:y2="10.279cm" draw:start-shape="id2" draw:end-shape="id16" draw:end-glue-point="3" svg:d="M4878 8855c2607 0 869 1424 3476 1424" svg:viewBox="0 0 3477 1425">
          <text:p/>
        </draw:connector>
        <draw:connector draw:style-name="gr10" draw:text-style-name="P8" draw:layer="layout" draw:type="curve" svg:x1="4.878cm" svg:y1="12.971cm" svg:x2="8.354cm" svg:y2="10.279cm" draw:start-shape="id11" draw:start-glue-point="1" draw:end-shape="id16" svg:d="M4878 12971c2607 0 869-2692 3476-2692" svg:viewBox="0 0 3477 2693">
          <text:p/>
        </draw:connector>
        <draw:line draw:style-name="gr7" draw:text-style-name="P3" draw:layer="layout" svg:x1="28.5cm" svg:y1="10.291cm" svg:x2="22.909cm" svg:y2="10.291cm">
          <text:p/>
        </draw:line>
        <draw:custom-shape draw:style-name="gr3" draw:text-style-name="P4" xml:id="id17" draw:id="id17" draw:layer="layout" svg:width="2.136cm" svg:height="0.87cm" svg:x="8.354cm" svg:y="11.111cm">
          <text:p text:style-name="P3"><text:span text:style-name="T2">my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8" draw:layer="layout" draw:type="curve" svg:x1="4.878cm" svg:y1="12.971cm" svg:x2="8.354cm" svg:y2="11.546cm" draw:start-shape="id11" draw:start-glue-point="1" draw:end-shape="id17" draw:end-glue-point="3" svg:d="M4878 12971c2607 0 869-1425 3476-1425" svg:viewBox="0 0 3477 1426">
          <text:p/>
        </draw:connector>
        <draw:connector draw:style-name="gr10" draw:text-style-name="P8" draw:layer="layout" draw:type="curve" svg:x1="10.49cm" svg:y1="11.546cm" svg:x2="12.364cm" svg:y2="8.864cm" draw:start-shape="id17" draw:start-glue-point="1" draw:end-shape="id5" draw:end-glue-point="3" svg:d="M10490 11546c1405 0 469-2682 1874-2682" svg:viewBox="0 0 1875 2683">
          <text:p/>
        </draw:connector>
        <draw:custom-shape draw:style-name="gr1" draw:text-style-name="P2" xml:id="id14" draw:id="id14" draw:layer="layout" svg:width="2.137cm" svg:height="0.871cm" svg:x="23.715cm" svg:y="6.929cm">
          <text:p text:style-name="P1"><text:span text:style-name="T1">asyn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8" draw:layer="layout" svg:x1="22.239cm" svg:y1="7.39cm" svg:x2="23.717cm" svg:y2="7.39cm">
          <text:p/>
        </draw:line>
        <draw:custom-shape draw:style-name="gr16" draw:text-style-name="P4" xml:id="id19" draw:id="id19" draw:layer="layout" svg:width="2.137cm" svg:height="0.87cm" svg:x="19.47cm" svg:y="8.428cm">
          <text:p text:style-name="P3"><text:span text:style-name="T2">math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18" draw:id="id18" draw:layer="layout" svg:width="2.137cm" svg:height="0.871cm" svg:x="26.563cm" svg:y="13.729cm">
          <text:p text:style-name="P3"><text:span text:style-name="T2">coffee-scri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137cm" svg:height="0.87cm" svg:x="23.362cm" svg:y="15.529cm">
          <text:p text:style-name="P3"><text:span text:style-name="T2">cha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5.478cm" svg:y1="14.165cm" svg:x2="26.563cm" svg:y2="14.164cm" draw:start-shape="id7" draw:start-glue-point="1" draw:end-shape="id18" draw:end-glue-point="3" svg:d="M25478 14165c813 0 271-1 1085-1" svg:viewBox="0 0 1086 2">
          <text:p/>
        </draw:connector>
        <draw:connector draw:style-name="gr11" draw:text-style-name="P11" draw:layer="layout" draw:type="curve" svg:x1="22.259cm" svg:y1="16.007cm" svg:x2="23.387cm" svg:y2="15.983cm" svg:d="M22259 16007c846 0 283-24 1128-24" svg:viewBox="0 0 1129 25">
          <text:p/>
        </draw:connector>
        <draw:connector draw:style-name="gr10" draw:text-style-name="P8" draw:layer="layout" draw:type="curve" svg:x1="17.795cm" svg:y1="8.855cm" svg:x2="19.47cm" svg:y2="8.863cm" draw:start-shape="id6" draw:start-glue-point="1" draw:end-shape="id19" draw:end-glue-point="3" svg:d="M17795 8855c1255 0 418 8 1675 8" svg:viewBox="0 0 1676 9">
          <text:p/>
        </draw:connector>
        <draw:custom-shape draw:style-name="gr16" draw:text-style-name="P4" xml:id="id20" draw:id="id20" draw:layer="layout" svg:width="2.138cm" svg:height="0.87cm" svg:x="26.562cm" svg:y="11.7cm">
          <text:p text:style-name="P3"><text:span text:style-name="T2">source-ma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5.478cm" svg:y1="12.502cm" svg:x2="26.562cm" svg:y2="12.135cm" draw:start-shape="id8" draw:start-glue-point="1" draw:end-shape="id20" draw:end-glue-point="3" svg:d="M25478 12502c813 0 271-367 1084-367" svg:viewBox="0 0 1085 368">
          <text:p/>
        </draw:connector>
        <draw:custom-shape draw:style-name="gr16" draw:text-style-name="P4" xml:id="id21" draw:id="id21" draw:layer="layout" svg:width="2.138cm" svg:height="0.87cm" svg:x="26.564cm" svg:y="12.7cm">
          <text:p text:style-name="P3"><text:span text:style-name="T2">sprintf-j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5.478cm" svg:y1="12.502cm" svg:x2="26.564cm" svg:y2="13.135cm" draw:start-shape="id8" draw:start-glue-point="1" draw:end-shape="id21" draw:end-glue-point="3" svg:d="M25478 12502c814 0 272 633 1086 633" svg:viewBox="0 0 1087 634">
          <text:p/>
        </draw:connector>
        <draw:connector draw:style-name="gr11" draw:text-style-name="P8" draw:layer="layout" draw:type="curve" svg:x1="22cm" svg:y1="12.5cm" svg:x2="23.357cm" svg:y2="12.502cm" svg:d="M22000 12500c766 0 88 2 1357 2" svg:viewBox="0 0 1358 3">
          <text:p/>
        </draw:connector>
        <draw:custom-shape draw:style-name="gr16" draw:text-style-name="P4" xml:id="id26" draw:id="id26" draw:layer="layout" svg:width="2.137cm" svg:height="0.871cm" svg:x="26.563cm" svg:y="14.729cm">
          <text:p text:style-name="P3"><text:span text:style-name="T2">coffeeli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7" draw:id="id27" draw:layer="layout" svg:width="2.137cm" svg:height="0.871cm" svg:x="26.563cm" svg:y="15.729cm">
          <text:p text:style-name="P3"><text:span text:style-name="T2">do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9" draw:id="id29" draw:layer="layout" svg:width="2.137cm" svg:height="0.871cm" svg:x="26.563cm" svg:y="17.729cm">
          <text:p text:style-name="P3"><text:span text:style-name="T2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8" draw:id="id28" draw:layer="layout" svg:width="2.137cm" svg:height="0.871cm" svg:x="26.563cm" svg:y="16.729cm">
          <text:p text:style-name="P3"><text:span text:style-name="T2">moch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136cm" svg:height="0.87cm" svg:x="12.4cm" svg:y="4.73cm">
          <text:p text:style-name="P3"><text:span text:style-name="T2">taugh-cook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137cm" svg:height="0.87cm" svg:x="23.762cm" svg:y="7.983cm">
          <text:p text:style-name="P3"><text:span text:style-name="T2">yarg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2.1cm" svg:y1="8.451cm" svg:x2="23.787cm" svg:y2="8.427cm" svg:d="M22100 8451c1266 0 423-24 1687-24" svg:viewBox="0 0 1688 25">
          <text:p/>
        </draw:connector>
        <draw:custom-shape draw:style-name="gr16" draw:text-style-name="P4" xml:id="id25" draw:id="id25" draw:layer="layout" svg:width="2.137cm" svg:height="0.87cm" svg:x="19.463cm" svg:y="12.53cm">
          <text:p text:style-name="P3"><text:span text:style-name="T2">chro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2.137cm" svg:height="0.87cm" svg:x="15.663cm" svg:y="13.83cm">
          <text:p text:style-name="P3"><text:span text:style-name="T2">mo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2" draw:id="id22" draw:layer="layout" svg:width="2.137cm" svg:height="0.87cm" svg:x="19.47cm" svg:y="9.528cm">
          <text:p text:style-name="P3"><text:span text:style-name="T2">graceful-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3" draw:id="id23" draw:layer="layout" svg:width="2.137cm" svg:height="0.87cm" svg:x="19.47cm" svg:y="10.528cm">
          <text:p text:style-name="P3"><text:span text:style-name="T2">minima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xml:id="id24" draw:id="id24" draw:layer="layout" svg:width="2.137cm" svg:height="0.87cm" svg:x="19.47cm" svg:y="11.528cm">
          <text:p text:style-name="P3"><text:span text:style-name="T2">memoize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curve" svg:x1="17.795cm" svg:y1="10.438cm" svg:x2="19.47cm" svg:y2="9.963cm" draw:start-shape="id9" draw:end-shape="id22" draw:end-glue-point="3" svg:d="M17795 10438c1255 0 418-475 1675-475" svg:viewBox="0 0 1676 476">
          <text:p/>
        </draw:connector>
        <draw:connector draw:style-name="gr10" draw:text-style-name="P3" draw:layer="layout" draw:type="curve" svg:x1="17.795cm" svg:y1="10.438cm" svg:x2="19.47cm" svg:y2="10.963cm" draw:start-shape="id9" draw:start-glue-point="1" draw:end-shape="id23" draw:end-glue-point="3" svg:d="M17795 10438c1255 0 418 525 1675 525" svg:viewBox="0 0 1676 526">
          <text:p/>
        </draw:connector>
        <draw:connector draw:style-name="gr10" draw:text-style-name="P3" draw:layer="layout" draw:type="curve" svg:x1="17.795cm" svg:y1="10.438cm" svg:x2="19.47cm" svg:y2="11.963cm" draw:start-shape="id9" draw:start-glue-point="1" draw:end-shape="id24" svg:d="M17795 10438c1255 0 418 1525 1675 1525" svg:viewBox="0 0 1676 1526">
          <text:p/>
        </draw:connector>
        <draw:connector draw:style-name="gr10" draw:text-style-name="P3" draw:layer="layout" draw:type="curve" svg:x1="17.795cm" svg:y1="10.438cm" svg:x2="19.463cm" svg:y2="12.965cm" draw:start-shape="id9" draw:start-glue-point="1" draw:end-shape="id25" svg:d="M17795 10438c1251 0 417 2527 1668 2527" svg:viewBox="0 0 1669 2528">
          <text:p/>
        </draw:connector>
        <draw:custom-shape draw:style-name="gr4" draw:text-style-name="P4" draw:layer="layout" svg:width="2.136cm" svg:height="0.87cm" svg:x="8.3cm" svg:y="14.4cm">
          <text:p text:style-name="P3"><text:span text:style-name="T2">rep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136cm" svg:height="0.87cm" svg:x="15.664cm" svg:y="11.4cm">
          <text:p text:style-name="P3"><text:span text:style-name="T2">f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136cm" svg:height="0.87cm" svg:x="2.664cm" svg:y="14.4cm">
          <text:p text:style-name="P3"><text:span text:style-name="T2">workti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1" draw:layer="layout" draw:type="curve" svg:x1="25.478cm" svg:y1="14.165cm" svg:x2="26.563cm" svg:y2="15.164cm" draw:start-shape="id7" draw:start-glue-point="1" draw:end-shape="id26" draw:end-glue-point="3" svg:d="M25478 14165c813 0 271 999 1085 999" svg:viewBox="0 0 1086 1000">
          <text:p/>
        </draw:connector>
        <draw:connector draw:style-name="gr11" draw:text-style-name="P11" draw:layer="layout" draw:type="curve" svg:x1="25.478cm" svg:y1="14.165cm" svg:x2="26.563cm" svg:y2="16.164cm" draw:start-shape="id7" draw:start-glue-point="1" draw:end-shape="id27" draw:end-glue-point="3" svg:d="M25478 14165c813 0 271 1999 1085 1999" svg:viewBox="0 0 1086 2000">
          <text:p/>
        </draw:connector>
        <draw:connector draw:style-name="gr11" draw:text-style-name="P11" draw:layer="layout" draw:type="curve" svg:x1="25.478cm" svg:y1="14.165cm" svg:x2="26.563cm" svg:y2="17.164cm" draw:start-shape="id7" draw:start-glue-point="1" draw:end-shape="id28" draw:end-glue-point="3" svg:d="M25478 14165c813 0 271 2999 1085 2999" svg:viewBox="0 0 1086 3000">
          <text:p/>
        </draw:connector>
        <draw:connector draw:style-name="gr11" draw:text-style-name="P11" draw:layer="layout" draw:type="curve" svg:x1="25.478cm" svg:y1="14.165cm" svg:x2="26.563cm" svg:y2="18.164cm" draw:start-shape="id7" draw:start-glue-point="1" draw:end-shape="id29" draw:end-glue-point="3" svg:d="M25478 14165c813 0 271 3999 1085 3999" svg:viewBox="0 0 1086 4000">
          <text:p/>
        </draw:connector>
        <draw:connector draw:style-name="gr10" draw:text-style-name="P3" draw:layer="layout" draw:type="curve" svg:x1="13.431cm" svg:y1="10.5cm" svg:x2="13.432cm" svg:y2="9.3cm" draw:start-shape="id30" draw:start-glue-point="0" draw:end-shape="id5" draw:end-glue-point="2" svg:d="M13431 10500c0-900 1-300 1-1200" svg:viewBox="0 0 2 1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er Schilling</meta:initial-creator>
    <meta:creation-date>2014-08-18T08:29:53</meta:creation-date>
    <dc:date>2015-03-04T15:07:10.702329678</dc:date>
    <dc:creator>Alexander Schilling</dc:creator>
    <meta:editing-duration>P1DT3H52M10S</meta:editing-duration>
    <meta:editing-cycles>19</meta:editing-cycles>
    <meta:generator>LibreOffice/4.2.7.2$Linux_X86_64 LibreOffice_project/420m0$Build-2</meta:generator>
    <meta:printed-by>Alexander Schilling</meta:printed-by>
    <meta:print-date>2015-02-26T14:23:14.680440477</meta:print-date>
    <meta:document-statistic meta:object-count="96"/>
  </office:meta>
</office:document-meta>
</file>